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1804c" officeooo:paragraph-rsid="0011804c"/>
    </style:style>
    <style:style style:name="P2" style:family="paragraph" style:parent-style-name="Standard">
      <style:text-properties officeooo:rsid="0011804c" officeooo:paragraph-rsid="0011804c"/>
    </style:style>
    <style:style style:name="P3" style:family="paragraph" style:parent-style-name="Standard" style:list-style-name="L2">
      <style:text-properties officeooo:rsid="0011804c" officeooo:paragraph-rsid="0011804c"/>
    </style:style>
    <style:style style:name="P4" style:family="paragraph" style:parent-style-name="Standard" style:list-style-name="L3">
      <style:text-properties officeooo:rsid="001375e1" officeooo:paragraph-rsid="001375e1"/>
    </style:style>
    <style:style style:name="P5" style:family="paragraph" style:parent-style-name="Standard" style:list-style-name="L3">
      <style:text-properties officeooo:rsid="0014456b" officeooo:paragraph-rsid="0014456b"/>
    </style:style>
    <style:style style:name="P6" style:family="paragraph" style:parent-style-name="Standard" style:list-style-name="L3">
      <style:text-properties officeooo:rsid="0014b307" officeooo:paragraph-rsid="0014b307"/>
    </style:style>
    <style:style style:name="P7" style:family="paragraph" style:parent-style-name="Standard" style:list-style-name="L3">
      <style:text-properties officeooo:rsid="001596bb" officeooo:paragraph-rsid="001596b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4456b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lma</text:p>
      <text:list xml:id="list8931723555691002969" text:style-name="L1">
        <text:list-item>
          <text:p text:style-name="P1">Focar nos Trabalhos Relacionados e destacar a diferença do meu trabalho (o que eles fazem que eu não faço e vice-versa)</text:p>
          <text:list>
            <text:list-item>
              <text:p text:style-name="P1">Análise crítica desses Trs</text:p>
            </text:list-item>
          </text:list>
        </text:list-item>
        <text:list-item>
          <text:p text:style-name="P1">Destacar o que eu desejo que os leitores vejam nas tabelas</text:p>
          <text:list>
            <text:list-item>
              <text:p text:style-name="P1">Não deixar a tabela “solta” para a interpretação do leitor</text:p>
            </text:list-item>
            <text:list-item>
              <text:p text:style-name="P1">Mostrar/escrever o que eu quero que o leitor veja/leia</text:p>
            </text:list-item>
          </text:list>
        </text:list-item>
        <text:list-item>
          <text:p text:style-name="P1">Tabela 3.1 está sendo citada no capítulo 2</text:p>
        </text:list-item>
        <text:list-item>
          <text:p text:style-name="P1">Ver como posso chamar a etapa de “reprodução” (ver como a literatura em português chama)</text:p>
        </text:list-item>
        <text:list-item>
          <text:p text:style-name="P1">Justificativa PG (ver com Nádia se foi boa)</text:p>
        </text:list-item>
        <text:list-item>
          <text:p text:style-name="P1">Torneio atual usa k=3. Fazer uma versão e testar com k=2, pois isso pode fazer diferença</text:p>
        </text:list-item>
        <text:list-item>
          <text:p text:style-name="P1">Melhorar a apresentação dos resultados</text:p>
        </text:list-item>
        <text:list-item>
          <text:p text:style-name="P1">Quebrar a tabela maior em várias tabelas menores</text:p>
        </text:list-item>
        <text:list-item>
          <text:p text:style-name="P1">Ao invés de diminuir a população proporcionalmente, mantê-la a mesma e aumentar somente a quantidade de gerações</text:p>
        </text:list-item>
      </text:list>
      <text:p text:style-name="P2"/>
      <text:p text:style-name="P2">Thierson</text:p>
      <text:list xml:id="list5613456614001872876" text:style-name="L2">
        <text:list-item>
          <text:p text:style-name="P3">Introdução dos Trs ficou confusa</text:p>
          <text:list>
            <text:list-item>
              <text:p text:style-name="P3">Sugestão: 1 ou 2 parágrafos só para explicar/colocar algo como “como vimos no capítulo anterior, o leitor interessado pode ver em xyzw...”</text:p>
            </text:list-item>
            <text:list-item>
              <text:p text:style-name="P3">“Nesse capítulo de TR veremos/focaremos em trabalhos de AS para Twitter...”. Manter a parte de AS e AST dos Trs</text:p>
            </text:list-item>
          </text:list>
        </text:list-item>
        <text:list-item>
          <text:p text:style-name="P3">Talvez pegar um pedaço do texto do cap2 para o 3.1 onde falo sobre AST</text:p>
        </text:list-item>
        <text:list-item>
          <text:p text:style-name="P3">Tabela com os principais parâmetros da PG (k, altura da árvore, etc)</text:p>
        </text:list-item>
        <text:list-item>
          <text:p text:style-name="P3">Pág 49, limite ficou confuso</text:p>
        </text:list-item>
        <text:list-item>
          <text:p text:style-name="P3">Melhorar a seção de penalizações</text:p>
        </text:list-item>
        <text:list-item>
          <text:p text:style-name="P3">Deixar claro/explícito que eu pego o melhor modelo</text:p>
        </text:list-item>
        <text:list-item>
          <text:p text:style-name="P3">Colocar a quantidade de palavras neutras contidas no dicionário (verificar)</text:p>
        </text:list-item>
        <text:list-item>
          <text:p text:style-name="P3">Chamar <text:span text:style-name="T1">baseline </text:span><text:span text:style-name="T2">de </text:span><text:span text:style-name="T1">baseline </text:span><text:span text:style-name="T2">e todo restante de 1.0, 1.1, etc</text:span></text:p>
        </text:list-item>
        <text:list-item>
          <text:p text:style-name="P3"><text:span text:style-name="T2">Melhorar a quantidade de dicionários utilizados pelo </text:span><text:span text:style-name="T1">baseline</text:span></text:p>
        </text:list-item>
        <text:list-item>
          <text:p text:style-name="P3"><text:span text:style-name="T2">O que o treino está aprendendo com as palavras?</text:span></text:p>
          <text:list>
            <text:list-item>
              <text:p text:style-name="P3"><text:span text:style-name="T2">Teste rápido: incluir as probabilidades de palavras na PG</text:span></text:p>
            </text:list-item>
            <text:list-item>
              <text:p text:style-name="P3"><text:span text:style-name="T2">De repente colocar uma tabela de probabilidades, etc</text:span></text:p>
            </text:list-item>
          </text:list>
        </text:list-item>
        <text:list-item>
          <text:p text:style-name="P3"><text:span text:style-name="T2">Estudar se o peso dos dicionários pode ser complementado por um peso nas palavras (principalmente para palavras que se repetem nos dicionários)</text:span></text:p>
        </text:list-item>
        <text:list-item>
          <text:p text:style-name="P3"><text:span text:style-name="T2">Normalizar os valores de saída dos dicionários e fazer uma “versão” com isso</text:span></text:p>
        </text:list-item>
        <text:list-item>
          <text:p text:style-name="P3"><text:span text:style-name="T2">Manter as “versões” e a linha do tempo</text:span></text:p>
        </text:list-item>
        <text:list-item>
          <text:p text:style-name="P3"><text:span text:style-name="T2">Uma das principais modificações é a normalização dos dicionários</text:span></text:p>
        </text:list-item>
      </text:list>
      <text:p text:style-name="P2"><text:span text:style-name="T2"/></text:p>
      <text:p text:style-name="P2"><text:span text:style-name="T2">Celso</text:span></text:p>
      <text:list xml:id="list5622457589075296870" text:style-name="L3">
        <text:list-item>
          <text:p text:style-name="P4"><text:span text:style-name="T2">TR está confuso</text:span></text:p>
        </text:list-item>
        <text:list-item>
          <text:p text:style-name="P4"><text:span text:style-name="T2">Como trabalho com ponderação e AS convém separar os dois assuntos no capítulo de Trs</text:span></text:p>
        </text:list-item>
        <text:list-item>
          <text:p text:style-name="P4"><text:span text:style-name="T2">Capítulo 4 é “Proposta”</text:span></text:p>
          <text:list>
            <text:list-item>
              <text:p text:style-name="P4"><text:span text:style-name="T2">Posso formalizar o problema antes da proposta</text:span></text:p>
            </text:list-item>
          </text:list>
        </text:list-item>
        <text:list-item>
          <text:p text:style-name="P4"><text:span text:style-name="T2">Definir dicionários na fundamentação teórica e não na experimentação</text:span></text:p>
        </text:list-item>
        <text:list-item>
          <text:p text:style-name="P4"><text:span text:style-name="T2">Definir GP na fundamentação e não na proposta</text:span></text:p>
        </text:list-item>
        <text:list-item>
          <text:p text:style-name="P4"><text:span text:style-name="T2">Na experimentação</text:span></text:p>
          <text:list>
            <text:list-item>
              <text:p text:style-name="P4"><text:span text:style-name="T2">O que eu chamo de “Versões” são “Cenários de experimentaçao”</text:span></text:p>
              <text:list>
                <text:list-item>
                  <text:p text:style-name="P4"><text:soft-page-break/><text:span text:style-name="T2">Estou criando diferentes cenários. Para cada cenário devo ter uma pergunta de pesquisa que justifica o mesmo</text:span></text:p>
                </text:list-item>
                <text:list-item>
                  <text:p text:style-name="P4"><text:span text:style-name="T2">Dentro de cada cenário eu tenho uma pergunta de pesquisa</text:span></text:p>
                  <text:list>
                    <text:list-item>
                      <text:p text:style-name="P4"><text:span text:style-name="T2">Ex.: “A inclusão de dicionários melhora a eficiência dos métodos?”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span text:style-name="T2">Remover do texto a palavra </text:span><text:span text:style-name="T1">baseline</text:span><text:span text:style-name="T2">. Eu </text:span><text:span text:style-name="T3">já possuo os trabalhos de SemEval para comparar</text:span></text:p>
          <text:list>
            <text:list-item>
              <text:p text:style-name="P5"><text:span text:style-name="T2">O que eu tenho são opções de algoritmos e não </text:span><text:span text:style-name="T1">baseline</text:span></text:p>
            </text:list-item>
          </text:list>
        </text:list-item>
        <text:list-item>
          <text:p text:style-name="P5"><text:span text:style-name="T2">Quando se tratar de parametrização, é cenário. Quando mexer no algoritmo é versão</text:span></text:p>
        </text:list-item>
        <text:list-item>
          <text:p text:style-name="P5"><text:span text:style-name="T2">No final, sumarizar todas as “versões”</text:span></text:p>
        </text:list-item>
        <text:list-item>
          <text:p text:style-name="P5"><text:span text:style-name="T2">Fazer perguntas de pesquisa e cenários para validar essas perguntas</text:span></text:p>
          <text:list>
            <text:list-item>
              <text:p text:style-name="P5"><text:span text:style-name="T2">Os cenários servem para responder as perguntas de pesquisa</text:span></text:p>
            </text:list-item>
          </text:list>
        </text:list-item>
        <text:list-item>
          <text:p text:style-name="P5"><text:span text:style-name="T2">Ponderação dos dicionários é muito importante, pois há pesquisas fazendo só isso e estamos fazendo isso e mais coisas</text:span></text:p>
        </text:list-item>
        <text:list-item>
          <text:p text:style-name="P6"><text:span text:style-name="T2">Problema maior está nas mensagens neutras</text:span></text:p>
        </text:list-item>
        <text:list-item>
          <text:p text:style-name="P6"><text:span text:style-name="T2">Quando eu “encontrar” um neutro, classificar como P ou N com alguma técnica (verificar qual técnica usar ou um conjunto de técnicas)</text:span></text:p>
          <text:list>
            <text:list-item>
              <text:p text:style-name="P6"><text:span text:style-name="T2">Para F1 do SemEval, se sair neutro, escolhe outra polaridade para ele</text:span></text:p>
            </text:list-item>
            <text:list-item>
              <text:p text:style-name="P6"><text:span text:style-name="T2">O </text:span><text:span text:style-name="T1">range</text:span><text:span text:style-name="T2"> foi uma tentativa para melhorar essa questão</text:span></text:p>
            </text:list-item>
          </text:list>
        </text:list-item>
        <text:list-item>
          <text:p text:style-name="P6"><text:span text:style-name="T2">Criar uma função que identifica neutros</text:span></text:p>
        </text:list-item>
        <text:list-item>
          <text:p text:style-name="P6"><text:span text:style-name="T2">Faz todo sentido usar outras técnicas para classificar neutros, por exemplo, e usar esse valor na PG para melhorar os modelos (lembrar que nossa solução é híbrida, podemos usar outros métodos sem problemas)</text:span></text:p>
        </text:list-item>
        <text:list-item>
          <text:p text:style-name="P7"><text:span text:style-name="T2">Posso combinar mais coisas na solução, sempre lembrando que preciso criar perguntas de pesquisa para cada modificaçã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1:42:14.249749190</meta:creation-date>
    <dc:date>2018-07-04T12:21:44.399468105</dc:date>
    <meta:editing-duration>PT28M3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58" meta:word-count="672" meta:character-count="3794" meta:non-whitespace-character-count="3235"/>
  </office:meta>
</office:document-meta>
</file>